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dede" officeooo:paragraph-rsid="0010ded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10dede" officeooo:paragraph-rsid="0010dede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dede" officeooo:paragraph-rsid="0010ded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dede" officeooo:paragraph-rsid="0010ded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add8" officeooo:paragraph-rsid="0013add8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add8" officeooo:paragraph-rsid="0013add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3add8" officeooo:paragraph-rsid="0013add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3add8" officeooo:paragraph-rsid="0013add8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13add8" officeooo:paragraph-rsid="0013add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add8" officeooo:paragraph-rsid="0013add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ty</text:p>
      <text:p text:style-name="P2"/>
      <text:list xml:id="list3653540302028903774" text:style-name="L1">
        <text:list-item>
          <text:p text:style-name="P3">Plato, De Cartes – idealism</text:p>
          <text:list>
            <text:list-item>
              <text:p text:style-name="P3">The idea of something is more important than its physical form.</text:p>
            </text:list-item>
          </text:list>
        </text:list-item>
        <text:list-item>
          <text:p text:style-name="P3">Thomas Hobbes - Materialism</text:p>
          <text:list>
            <text:list-item>
              <text:p text:style-name="P3">Reality is knowable to our senses</text:p>
            </text:list-item>
            <text:list-item>
              <text:p text:style-name="P3">Has substance to it</text:p>
            </text:list-item>
            <text:list-item>
              <text:p text:style-name="P3">Everything is a system.</text:p>
            </text:list-item>
            <text:list-item>
              <text:p text:style-name="P3">Understanding all the parts of something can and will allow you to understand it.</text:p>
            </text:list-item>
          </text:list>
        </text:list-item>
        <text:list-item>
          <text:p text:style-name="P3">Hobbes</text:p>
          <text:list>
            <text:list-item>
              <text:p text:style-name="P3">Early materialist</text:p>
            </text:list-item>
            <text:list-item>
              <text:p text:style-name="P3">Saw everything as a mechanised system.</text:p>
            </text:list-item>
          </text:list>
        </text:list-item>
      </text:list>
      <text:p text:style-name="P4"/>
      <text:p text:style-name="P10">Pragmatism</text:p>
      <text:p text:style-name="P7">Understanding reality in terms of consequences</text:p>
      <text:list xml:id="list5512541688950754308" text:style-name="L2">
        <text:list-item>
          <text:p text:style-name="P6">Our beliefs about reality are meaningful only to the extent that they have important consequences</text:p>
        </text:list-item>
        <text:list-item>
          <text:p text:style-name="P6">Approaches philosophy from the viewpoint of sociology, psychology, and scientific methodology</text:p>
        </text:list-item>
        <text:list-item>
          <text:p text:style-name="P6">To be used as instrument in dealing with personal and social problems</text:p>
        </text:list-item>
        <text:list-item>
          <text:p text:style-name="P6">Must understand reality in the context of social forces <text:s/>and it must help people resolve their problem</text:p>
        </text:list-item>
        <text:list-item>
          <text:p text:style-name="P6">Pragmatism acknowledges the ability of people to affect change through their ability to think</text:p>
        </text:list-item>
        <text:list-item>
          <text:p text:style-name="P6">Pragmatism sees reality as pluralistic and tied to the values which rise out of our social condition</text:p>
        </text:list-item>
      </text:list>
      <text:p text:style-name="P5"/>
      <text:p text:style-name="P8">Pragmatic Method: <text:span text:style-name="T1">A way of responding to ideas and disputes by looking at their practical consequences; a certain idea is true. What difference would it make?</text:span></text:p>
      <text:list xml:id="list9097253158322396935" text:style-name="L3">
        <text:list-item>
          <text:p text:style-name="P9"><text:span text:style-name="T1">John Dewey – Uses the pragmatic method to reasses education</text:span></text:p>
        </text:list-item>
        <text:list-item>
          <text:p text:style-name="P9"><text:span text:style-name="T1">William James – Each of us selects the reality which is most personally meaningful.</text:span></text:p>
        </text:list-item>
        <text:list-item>
          <text:p text:style-name="P9"><text:span text:style-name="T1">Charles Peirce – Modern science and modern logic requires us to stand on a very different platfor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2:21:16.789617179</meta:creation-date>
    <dc:date>2013-10-23T12:54:20.575952184</dc:date>
    <meta:editing-duration>PT6H33M52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23" meta:word-count="233" meta:character-count="1368" meta:non-whitespace-character-count="1172"/>
  </office:meta>
</office:document-meta>
</file>